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  <style:font-face style:name="Noto Sans Mono CJK SC" svg:font-family="'Noto Sans Mono CJK SC'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21cm"/>
      <style:paragraph-properties style:writing-mode="lr-tb"/>
    </style:style>
    <style:style style:name="gr2" style:family="graphic" style:parent-style-name="standard">
      <style:graphic-properties draw:stroke="none" draw:fill="none" fo:min-height="0.92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57cm" fo:min-width="12.28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19cm"/>
      <style:paragraph-properties style:writing-mode="lr-tb"/>
    </style:style>
    <style:style style:name="gr8" style:family="graphic" style:parent-style-name="objectwithoutfill">
      <style:graphic-properties svg:stroke-width="0.1cm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Noto Sans Mono CJK 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36cm" svg:height="1.171cm" svg:x="14.085cm" svg:y="2.241cm">
            <draw:text-box>
              <text:p><text:span text:style-name="T1">0000 0000</text:span></text:p>
            </draw:text-box>
          </draw:frame>
          <draw:frame draw:style-name="gr1" draw:text-style-name="P1" draw:layer="layout" svg:width="3.36cm" svg:height="1.171cm" svg:x="10.889cm" svg:y="2.256cm">
            <draw:text-box>
              <text:p><text:span text:style-name="T1">0000 0000</text:span></text:p>
            </draw:text-box>
          </draw:frame>
          <draw:frame draw:style-name="gr1" draw:text-style-name="P1" draw:layer="layout" svg:width="3.36cm" svg:height="1.171cm" svg:x="7.574cm" svg:y="2.242cm">
            <draw:text-box>
              <text:p><text:span text:style-name="T1">1010 1110</text:span></text:p>
            </draw:text-box>
          </draw:frame>
          <draw:frame draw:style-name="gr2" draw:text-style-name="P1" draw:layer="layout" svg:width="3.4cm" svg:height="1.17cm" svg:x="4.485cm" svg:y="2.241cm">
            <draw:text-box>
              <text:p><text:span text:style-name="T1">0001 1000</text:span></text:p>
            </draw:text-box>
          </draw:frame>
          <draw:g>
            <draw:custom-shape draw:style-name="gr3" draw:text-style-name="P2" draw:layer="layout" svg:width="12.88cm" svg:height="0.92cm" svg:x="4.532cm" svg:y="2.442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line draw:style-name="gr4" draw:text-style-name="P2" draw:layer="layout" svg:x1="7.733cm" svg:y1="2.522cm" svg:x2="7.733cm" svg:y2="3.282cm">
              <text:p/>
            </draw:line>
            <draw:line draw:style-name="gr4" draw:text-style-name="P2" draw:layer="layout" svg:x1="10.972cm" svg:y1="2.522cm" svg:x2="10.972cm" svg:y2="3.282cm">
              <text:p/>
            </draw:line>
            <draw:line draw:style-name="gr4" draw:text-style-name="P2" draw:layer="layout" svg:x1="14.172cm" svg:y1="2.482cm" svg:x2="14.172cm" svg:y2="3.242cm">
              <text:p/>
            </draw:line>
          </draw:g>
        </draw:g>
        <draw:frame draw:style-name="gr5" draw:text-style-name="P3" draw:layer="layout" svg:width="5.92cm" svg:height="1.16cm" svg:x="18.2cm" svg:y="2.36cm">
          <draw:text-box>
            <text:p>little-endian</text:p>
          </draw:text-box>
        </draw:frame>
        <draw:g>
          <draw:frame draw:style-name="gr1" draw:text-style-name="P1" draw:layer="layout" svg:width="3.36cm" svg:height="1.171cm" svg:x="4.48cm" svg:y="7.8cm">
            <draw:text-box>
              <text:p><text:span text:style-name="T1">0000 OOOO</text:span></text:p>
            </draw:text-box>
          </draw:frame>
          <draw:frame draw:style-name="gr1" draw:text-style-name="P1" draw:layer="layout" svg:width="3.36cm" svg:height="1.171cm" svg:x="7.72cm" svg:y="7.811cm">
            <draw:text-box>
              <text:p><text:span text:style-name="T1">0000 0000</text:span></text:p>
            </draw:text-box>
          </draw:frame>
          <draw:frame draw:style-name="gr1" draw:text-style-name="P1" draw:layer="layout" svg:width="3.36cm" svg:height="1.171cm" svg:x="10.88cm" svg:y="7.811cm">
            <draw:text-box>
              <text:p><text:span text:style-name="T1">1010 1110</text:span></text:p>
            </draw:text-box>
          </draw:frame>
          <draw:frame draw:style-name="gr2" draw:text-style-name="P1" draw:layer="layout" svg:width="3.4cm" svg:height="1.17cm" svg:x="14.08cm" svg:y="7.811cm">
            <draw:text-box>
              <text:p><text:span text:style-name="T1">0001 1000</text:span></text:p>
            </draw:text-box>
          </draw:frame>
          <draw:g>
            <draw:custom-shape draw:style-name="gr3" draw:text-style-name="P2" draw:layer="layout" svg:width="12.88cm" svg:height="0.92cm" svg:x="4.56cm" svg:y="8.01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7.761cm" svg:y1="8.091cm" svg:x2="7.761cm" svg:y2="8.851cm">
              <text:p/>
            </draw:line>
            <draw:line draw:style-name="gr4" draw:text-style-name="P2" draw:layer="layout" svg:x1="11cm" svg:y1="8.091cm" svg:x2="11cm" svg:y2="8.851cm">
              <text:p/>
            </draw:line>
            <draw:line draw:style-name="gr4" draw:text-style-name="P2" draw:layer="layout" svg:x1="14.2cm" svg:y1="8.051cm" svg:x2="14.2cm" svg:y2="8.811cm">
              <text:p/>
            </draw:line>
          </draw:g>
        </draw:g>
        <draw:frame draw:style-name="gr6" draw:text-style-name="P3" draw:layer="layout" svg:width="1.24cm" svg:height="1.673cm" svg:x="4.619cm" svg:y="7.003cm">
          <draw:text-box>
            <text:p>c0</text:p>
          </draw:text-box>
        </draw:frame>
        <draw:frame draw:style-name="gr6" draw:text-style-name="P3" draw:layer="layout" svg:width="1.24cm" svg:height="1.673cm" svg:x="7.819cm" svg:y="7.003cm">
          <draw:text-box>
            <text:p>c1</text:p>
          </draw:text-box>
        </draw:frame>
        <draw:frame draw:style-name="gr6" draw:text-style-name="P3" draw:layer="layout" svg:width="1.28cm" svg:height="1.673cm" svg:x="11.019cm" svg:y="7.003cm">
          <draw:text-box>
            <text:p>c2</text:p>
          </draw:text-box>
        </draw:frame>
        <draw:frame draw:style-name="gr6" draw:text-style-name="P3" draw:layer="layout" svg:width="1.24cm" svg:height="1.673cm" svg:x="14.219cm" svg:y="7.003cm">
          <draw:text-box>
            <text:p>c3</text:p>
          </draw:text-box>
        </draw:frame>
        <draw:frame draw:style-name="gr6" draw:text-style-name="P3" draw:layer="layout" svg:width="1.4cm" svg:height="1.673cm" svg:x="17.419cm" svg:y="7.003cm">
          <draw:text-box>
            <text:p>c4</text:p>
          </draw:text-box>
        </draw:frame>
        <draw:frame draw:style-name="gr7" draw:text-style-name="P3" draw:layer="layout" svg:width="1.24cm" svg:height="1.669cm" svg:x="1.76cm" svg:y="1.451cm">
          <draw:text-box>
            <text:p>bf</text:p>
          </draw:text-box>
        </draw:frame>
        <draw:frame draw:style-name="gr6" draw:text-style-name="P3" draw:layer="layout" svg:width="1.24cm" svg:height="1.673cm" svg:x="7.6cm" svg:y="1.457cm">
          <draw:text-box>
            <text:p>c1</text:p>
          </draw:text-box>
        </draw:frame>
        <draw:frame draw:style-name="gr6" draw:text-style-name="P3" draw:layer="layout" svg:width="1.28cm" svg:height="1.673cm" svg:x="10.8cm" svg:y="1.457cm">
          <draw:text-box>
            <text:p>c2</text:p>
          </draw:text-box>
        </draw:frame>
        <draw:frame draw:style-name="gr6" draw:text-style-name="P3" draw:layer="layout" svg:width="1.24cm" svg:height="1.673cm" svg:x="14cm" svg:y="1.457cm">
          <draw:text-box>
            <text:p>c3</text:p>
          </draw:text-box>
        </draw:frame>
        <draw:frame draw:style-name="gr6" draw:text-style-name="P3" draw:layer="layout" svg:width="1.4cm" svg:height="1.673cm" svg:x="17.2cm" svg:y="1.457cm">
          <draw:text-box>
            <text:p>c4</text:p>
          </draw:text-box>
        </draw:frame>
        <draw:frame draw:style-name="gr5" draw:text-style-name="P3" draw:layer="layout" svg:width="4cm" svg:height="1.16cm" svg:x="18.2cm" svg:y="8cm">
          <draw:text-box>
            <text:p>big-endian</text:p>
          </draw:text-box>
        </draw:frame>
        <draw:line draw:style-name="gr8" draw:text-style-name="P2" draw:layer="layout" svg:x1="3.4cm" svg:y1="4.68cm" svg:x2="4.56cm" svg:y2="3.36cm">
          <text:p/>
        </draw:line>
        <draw:frame draw:style-name="gr6" draw:text-style-name="P3" draw:layer="layout" svg:width="1.24cm" svg:height="1.673cm" svg:x="4.4cm" svg:y="1.458cm">
          <draw:text-box>
            <text:p>c0</text:p>
          </draw:text-box>
        </draw:frame>
        <draw:frame draw:style-name="gr7" draw:text-style-name="P3" draw:layer="layout" svg:width="1.24cm" svg:height="1.669cm" svg:x="1.76cm" svg:y="6.971cm">
          <draw:text-box>
            <text:p>bf</text:p>
          </draw:text-box>
        </draw:frame>
        <draw:line draw:style-name="gr8" draw:text-style-name="P2" draw:layer="layout" svg:x1="3.375cm" svg:y1="10.28cm" svg:x2="4.535cm" svg:y2="8.96cm">
          <text:p/>
        </draw:line>
        <draw:frame draw:style-name="gr9" draw:text-style-name="P3" draw:layer="layout" svg:width="5.8cm" svg:height="0.962cm" svg:x="3.4cm" svg:y="4.4cm">
          <draw:text-box>
            <text:p>allocation pointer</text:p>
          </draw:text-box>
        </draw:frame>
        <draw:frame draw:style-name="gr9" draw:text-style-name="P3" draw:layer="layout" svg:width="5.8cm" svg:height="0.962cm" svg:x="3.4cm" svg:y="10.038cm">
          <draw:text-box>
            <text:p>allocation point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/>
    <style:font-face style:name="Noto Sans CJK JP1" svg:font-family="'Noto Sans CJK JP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JP" svg:font-family="'Noto Sans Mono CJK JP'" style:font-family-generic="swiss" style:font-pitch="variable"/>
    <style:font-face style:name="Noto Sans Mono CJK SC" svg:font-family="'Noto Sans Mono CJK SC'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Noto Sans CJK JP1" fo:font-family="'Noto Sans CJK JP'" style:font-family-generic="swiss" style:font-pitch="variable" fo:font-size="12pt" fo:language="en" fo:country="US" style:letter-kerning="true" style:font-name-asian="F" style:font-family-generic-asian="roman" style:font-size-asian="12pt" style:language-asian="zh" style:country-asian="CN" style:font-name-complex="Noto Sans CJK JP1" style:font-family-complex="'Noto Sans CJK JP'" style:font-family-generic-complex="swiss" style:font-pitch-complex="variable" style:font-size-complex="12pt" style:language-complex="ar" style:country-complex="SA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Noto Sans CJK JP" fo:font-family="'Noto Sans CJK JP'" style:font-family-generic="swiss" fo:font-size="18pt" fo:font-weight="bold" style:font-name-asian="Noto Sans CJK SC1" style:font-family-asian="'Noto Sans CJK SC'" style:font-pitch-asian="variable" style:font-size-asian="18pt" style:font-weight-asian="bold" style:font-name-complex="Noto Sans CJK JP" style:font-family-complex="'Noto Sans CJK JP'" style:font-family-generic-complex="swiss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Noto Sans CJK JP" fo:font-family="'Noto Sans CJK JP'" style:font-family-generic="swiss" fo:font-size="14pt" style:font-name-asian="Noto Sans CJK SC1" style:font-family-asian="'Noto Sans CJK SC'" style:font-pitch-asian="variable" style:font-size-asian="14pt" style:font-name-complex="Noto Sans CJK JP" style:font-family-complex="'Noto Sans CJK JP'" style:font-family-generic-complex="swiss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Noto Sans CJK JP" fo:font-family="'Noto Sans CJK JP'" style:font-family-generic="swiss" fo:font-size="16pt" fo:font-weight="bold" style:font-name-asian="Noto Sans CJK SC1" style:font-family-asian="'Noto Sans CJK SC'" style:font-pitch-asian="variable" style:font-size-asian="16pt" style:font-weight-asian="bold" style:font-name-complex="Noto Sans CJK JP" style:font-family-complex="'Noto Sans CJK JP'" style:font-family-generic-complex="swiss" style:font-size-complex="16pt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style:font-name="Noto Sans CJK JP1" fo:font-family="'Noto Sans CJK JP'" style:font-family-generic="swiss" style:font-pitch="variable" fo:font-size="12pt" fo:font-style="italic" style:font-name-asian="Noto Sans CJK JP1" style:font-family-asian="'Noto Sans CJK JP'" style:font-family-generic-asian="swiss" style:font-pitch-asian="variable" style:font-size-asian="12pt" style:font-style-asian="italic" style:font-name-complex="Noto Sans CJK JP1" style:font-family-complex="'Noto Sans CJK JP'" style:font-family-generic-complex="swiss" style:font-pitch-complex="variable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Noto Sans CJK JP1" fo:font-family="'Noto Sans CJK JP'" style:font-family-generic="swiss" style:font-pitch="variable" fo:font-size="12pt" fo:font-style="italic" style:font-name-asian="Noto Sans CJK JP1" style:font-family-asian="'Noto Sans CJK JP'" style:font-family-generic-asian="swiss" style:font-pitch-asian="variable" style:font-size-asian="12pt" style:font-style-asian="italic" style:font-name-complex="Noto Sans CJK JP1" style:font-family-complex="'Noto Sans CJK JP'" style:font-family-generic-complex="swiss" style:font-pitch-complex="variable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style:font-name="Noto Sans CJK JP1" fo:font-family="'Noto Sans CJK JP'" style:font-family-generic="swiss" style:font-pitch="variable" fo:font-weight="bold" style:font-name-asian="Noto Sans CJK JP1" style:font-family-asian="'Noto Sans CJK JP'" style:font-family-generic-asian="swiss" style:font-pitch-asian="variable" style:font-weight-asian="bold" style:font-name-complex="Noto Sans CJK JP1" style:font-family-complex="'Noto Sans CJK JP'" style:font-family-generic-complex="swiss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style:font-name="Noto Sans CJK JP1" fo:font-family="'Noto Sans CJK JP'" style:font-family-generic="swiss" style:font-pitch="variable" style:font-name-asian="Noto Sans CJK JP1" style:font-family-asian="'Noto Sans CJK JP'" style:font-family-generic-asian="swiss" style:font-pitch-asian="variable" style:font-name-complex="Noto Sans CJK JP1" style:font-family-complex="'Noto Sans CJK JP'" style:font-family-generic-complex="swiss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Noto Sans CJK JP1" fo:font-family="'Noto Sans CJK JP'" style:font-family-generic="swiss" style:font-pitch="variable" style:font-name-asian="Noto Sans CJK JP1" style:font-family-asian="'Noto Sans CJK JP'" style:font-family-generic-asian="swiss" style:font-pitch-asian="variable" style:font-name-complex="Noto Sans CJK JP1" style:font-family-complex="'Noto Sans CJK JP'" style:font-family-generic-complex="swiss" style:font-pitch-complex="variable"/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Noto Sans CJK JP1" fo:font-family="'Noto Sans CJK JP'" style:font-family-generic="swiss" style:font-pitch="variable" style:font-name-asian="Noto Sans CJK JP1" style:font-family-asian="'Noto Sans CJK JP'" style:font-family-generic-asian="swiss" style:font-pitch-asian="variable" style:font-name-complex="Noto Sans CJK JP1" style:font-family-complex="'Noto Sans CJK JP'" style:font-family-generic-complex="swiss" style:font-pitch-complex="variable"/>
    </style:style>
    <style:style style:name="Frame_20_Contents" style:display-name="Frame Contents" style:family="graphic">
      <style:paragraph-properties style:text-autospace="none"/>
      <style:text-properties style:font-name="Noto Sans CJK JP1" fo:font-family="'Noto Sans CJK JP'" style:font-family-generic="swiss" style:font-pitch="variable" style:font-name-asian="Noto Sans CJK JP1" style:font-family-asian="'Noto Sans CJK JP'" style:font-family-generic-asian="swiss" style:font-pitch-asian="variable" style:font-name-complex="Noto Sans CJK JP1" style:font-family-complex="'Noto Sans CJK JP'" style:font-family-generic-complex="swiss" style:font-pitch-complex="variable"/>
    </style:style>
    <style:style style:name="Index" style:family="graphic">
      <style:paragraph-properties style:text-autospace="none"/>
      <style:text-properties style:font-name="Noto Sans CJK JP1" fo:font-family="'Noto Sans CJK JP'" style:font-family-generic="swiss" style:font-pitch="variable" style:font-name-asian="Noto Sans CJK JP1" style:font-family-asian="'Noto Sans CJK JP'" style:font-family-generic-asian="swiss" style:font-pitch-asian="variable" style:font-name-complex="Noto Sans CJK JP1" style:font-family-complex="'Noto Sans CJK JP'" style:font-family-generic-complex="swiss" style:font-pitch-complex="variable"/>
    </style:style>
    <style:style style:name="List" style:family="graphic">
      <style:paragraph-properties fo:margin-top="0cm" fo:margin-bottom="0.436cm" fo:line-height="115%" fo:text-align="justify" style:text-autospace="none"/>
      <style:text-properties style:font-name="Noto Sans CJK JP1" fo:font-family="'Noto Sans CJK JP'" style:font-family-generic="swiss" style:font-pitch="variable" fo:font-size="10pt" style:font-name-asian="Noto Sans CJK JP1" style:font-family-asian="'Noto Sans CJK JP'" style:font-family-generic-asian="swiss" style:font-pitch-asian="variable" style:font-size-asian="10pt" style:font-name-complex="Noto Sans CJK JP1" style:font-family-complex="'Noto Sans CJK JP'" style:font-family-generic-complex="swiss" style:font-pitch-complex="variable" style:font-size-complex="10pt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font-name="Noto Sans CJK JP1" fo:font-family="'Noto Sans CJK JP'" style:font-family-generic="swiss" style:font-pitch="variable" fo:font-size="10pt" style:font-name-asian="Noto Sans CJK JP1" style:font-family-asian="'Noto Sans CJK JP'" style:font-family-generic-asian="swiss" style:font-pitch-asian="variable" style:font-size-asian="10pt" style:font-name-complex="Noto Sans CJK JP1" style:font-family-complex="'Noto Sans CJK JP'" style:font-family-generic-complex="swiss" style:font-pitch-complex="variable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Walker Lynch</meta:initial-creator>
    <meta:creation-date>2022-02-02T18:49:03.487813965</meta:creation-date>
    <dc:date>2022-02-02T20:04:46.151300872</dc:date>
    <dc:creator>Thomas Walker Lynch</dc:creator>
    <meta:editing-duration>PT47M26S</meta:editing-duration>
    <meta:editing-cycles>2</meta:editing-cycles>
    <meta:generator>LibreOffice/7.2.5.2.0$Linux_X86_64 LibreOffice_project/20$Build-2</meta:generator>
    <meta:document-statistic meta:object-count="38"/>
  </office:meta>
</office:document-meta>
</file>